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InputSource.get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InputSource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InputSource.StAXInputSource( XMLEventReader source , boolean consumeRemaining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XInputSource.getXMLEven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InputSource.StAXInputSource( XMLStreamReader source , boolean consumeRemaining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XInputSource.shouldConsumeRemaining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InputSource.getEventReaderSystemId( XMLEvent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XInputSource.StAXInputSource( XMLStreamReade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InputSource.StAXInputSource( XMLEventReade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